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43cm"/>
    </style:style>
    <style:style style:name="co3" style:family="table-column">
      <style:table-column-properties fo:break-before="auto" style:column-width="5.064cm"/>
    </style:style>
    <style:style style:name="co4" style:family="table-column">
      <style:table-column-properties fo:break-before="auto" style:column-width="10.049cm"/>
    </style:style>
    <style:style style:name="co5" style:family="table-column">
      <style:table-column-properties fo:break-before="auto" style:column-width="6.235cm"/>
    </style:style>
    <style:style style:name="ro1" style:family="table-row">
      <style:table-row-properties style:row-height="1.473cm" fo:break-before="auto" style:use-optimal-row-height="fals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Oppsummering av slettede pods</text:p>
          </table:table-cell>
          <table:covered-table-cell table:number-columns-repeated="5"/>
          <table:table-cell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/>
          <table:table-cell table:style-name="ce3" office:value-type="string" calcext:value-type="string">
            <text:p>Teoretisk tid mellom hver forespørsel</text:p>
          </table:table-cell>
          <table:table-cell table:style-name="ce3" office:value-type="string" calcext:value-type="string">
            <text:p>Tid siden siste svar</text:p>
          </table:table-cell>
          <table:table-cell table:style-name="ce2" office:value-type="string" calcext:value-type="string">
            <text:p>DTG</text:p>
          </table:table-cell>
          <table:table-cell table:style-name="ce2" office:value-type="string" calcext:value-type="string">
            <text:p>Podnavn</text:p>
          </table:table-cell>
          <table:table-cell/>
        </table:table-row>
        <table:table-row table:style-name="ro3">
          <table:table-cell office:value-type="float" office:value="24642" calcext:value-type="float">
            <text:p>24642</text:p>
          </table:table-cell>
          <table:table-cell office:value-type="float" office:value="1651235155895" calcext:value-type="float">
            <text:p>165123515589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22-04-29 12:25:55.894780</text:p>
          </table:table-cell>
          <table:table-cell office:value-type="string" calcext:value-type="string">
            <text:p>django-applikasjon-58cc7cd4fb-mp8zh</text:p>
          </table:table-cell>
          <table:table-cell/>
        </table:table-row>
        <table:table-row table:style-name="ro3">
          <table:table-cell office:value-type="float" office:value="24643" calcext:value-type="float">
            <text:p>24643</text:p>
          </table:table-cell>
          <table:table-cell office:value-type="float" office:value="1651235155905" calcext:value-type="float">
            <text:p>165123515590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04-29 12:25:55.904621</text:p>
          </table:table-cell>
          <table:table-cell office:value-type="string" calcext:value-type="string">
            <text:p>django-applikasjon-58cc7cd4fb-mp8zh</text:p>
          </table:table-cell>
          <table:table-cell/>
        </table:table-row>
        <table:table-row table:style-name="ro3">
          <table:table-cell office:value-type="float" office:value="24644" calcext:value-type="float">
            <text:p>24644</text:p>
          </table:table-cell>
          <table:table-cell office:value-type="float" office:value="1651235155914" calcext:value-type="float">
            <text:p>165123515591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22-04-29 12:25:55.914143</text:p>
          </table:table-cell>
          <table:table-cell office:value-type="string" calcext:value-type="string">
            <text:p>django-applikasjon-58cc7cd4fb-mp8zh</text:p>
          </table:table-cell>
          <table:table-cell/>
        </table:table-row>
        <table:table-row table:style-name="ro3">
          <table:table-cell office:value-type="float" office:value="24645" calcext:value-type="float">
            <text:p>24645</text:p>
          </table:table-cell>
          <table:table-cell office:value-type="float" office:value="1651235157446" calcext:value-type="float">
            <text:p>165123515744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2022-04-29 12:25:57.446122</text:p>
          </table:table-cell>
          <table:table-cell office:value-type="string" calcext:value-type="string">
            <text:p>django-applikasjon-58cc7cd4fb-j96b5</text:p>
          </table:table-cell>
          <table:table-cell/>
        </table:table-row>
        <table:table-row table:style-name="ro3">
          <table:table-cell office:value-type="float" office:value="24646" calcext:value-type="float">
            <text:p>24646</text:p>
          </table:table-cell>
          <table:table-cell office:value-type="float" office:value="1651235157454" calcext:value-type="float">
            <text:p>165123515745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2-04-29 12:25:57.454298</text:p>
          </table:table-cell>
          <table:table-cell office:value-type="string" calcext:value-type="string">
            <text:p>django-applikasjon-58cc7cd4fb-j96b5</text:p>
          </table:table-cell>
          <table:table-cell/>
        </table:table-row>
        <table:table-row table:style-name="ro3">
          <table:table-cell office:value-type="float" office:value="24647" calcext:value-type="float">
            <text:p>24647</text:p>
          </table:table-cell>
          <table:table-cell office:value-type="float" office:value="1651235157461" calcext:value-type="float">
            <text:p>165123515746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22-04-29 12:25:57.460798</text:p>
          </table:table-cell>
          <table:table-cell office:value-type="string" calcext:value-type="string">
            <text:p>django-applikasjon-58cc7cd4fb-j96b5</text:p>
          </table:table-cell>
          <table:table-cell/>
        </table:table-row>
        <table:table-row table:style-name="ro3">
          <table:table-cell office:value-type="float" office:value="24648" calcext:value-type="float">
            <text:p>24648</text:p>
          </table:table-cell>
          <table:table-cell office:value-type="float" office:value="1651235157483" calcext:value-type="float">
            <text:p>165123515748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2-04-29 12:25:57.482651</text:p>
          </table:table-cell>
          <table:table-cell office:value-type="string" calcext:value-type="string">
            <text:p>django-applikasjon-58cc7cd4fb-j96b5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office:value-type="float" office:value="30530" calcext:value-type="float">
            <text:p>30530</text:p>
          </table:table-cell>
          <table:table-cell office:value-type="float" office:value="1651235186103" calcext:value-type="float">
            <text:p>165123518610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04-29 12:26:26.103203</text:p>
          </table:table-cell>
          <table:table-cell office:value-type="string" calcext:value-type="string">
            <text:p>django-applikasjon-58cc7cd4fb-j96b5</text:p>
          </table:table-cell>
          <table:table-cell/>
        </table:table-row>
        <table:table-row table:style-name="ro3">
          <table:table-cell office:value-type="float" office:value="30531" calcext:value-type="float">
            <text:p>30531</text:p>
          </table:table-cell>
          <table:table-cell office:value-type="float" office:value="1651235186109" calcext:value-type="float">
            <text:p>165123518610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2-04-29 12:26:26.109468</text:p>
          </table:table-cell>
          <table:table-cell office:value-type="string" calcext:value-type="string">
            <text:p>django-applikasjon-58cc7cd4fb-j96b5</text:p>
          </table:table-cell>
          <table:table-cell/>
        </table:table-row>
        <table:table-row table:style-name="ro3">
          <table:table-cell office:value-type="float" office:value="30532" calcext:value-type="float">
            <text:p>30532</text:p>
          </table:table-cell>
          <table:table-cell office:value-type="float" office:value="1651235186116" calcext:value-type="float">
            <text:p>165123518611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22-04-29 12:26:26.115896</text:p>
          </table:table-cell>
          <table:table-cell office:value-type="string" calcext:value-type="string">
            <text:p>django-applikasjon-58cc7cd4fb-j96b5</text:p>
          </table:table-cell>
          <table:table-cell/>
        </table:table-row>
        <table:table-row table:style-name="ro3">
          <table:table-cell office:value-type="float" office:value="30533" calcext:value-type="float">
            <text:p>30533</text:p>
          </table:table-cell>
          <table:table-cell office:value-type="float" office:value="1651235187652" calcext:value-type="float">
            <text:p>165123518765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2022-04-29 12:26:27.652104</text:p>
          </table:table-cell>
          <table:table-cell office:value-type="string" calcext:value-type="string">
            <text:p>django-applikasjon-58cc7cd4fb-v5d2w</text:p>
          </table:table-cell>
          <table:table-cell/>
        </table:table-row>
        <table:table-row table:style-name="ro3">
          <table:table-cell office:value-type="float" office:value="30534" calcext:value-type="float">
            <text:p>30534</text:p>
          </table:table-cell>
          <table:table-cell office:value-type="float" office:value="1651235187660" calcext:value-type="float">
            <text:p>165123518766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2-04-29 12:26:27.660031</text:p>
          </table:table-cell>
          <table:table-cell office:value-type="string" calcext:value-type="string">
            <text:p>django-applikasjon-58cc7cd4fb-v5d2w</text:p>
          </table:table-cell>
          <table:table-cell/>
        </table:table-row>
        <table:table-row table:style-name="ro3">
          <table:table-cell office:value-type="float" office:value="30535" calcext:value-type="float">
            <text:p>30535</text:p>
          </table:table-cell>
          <table:table-cell office:value-type="float" office:value="1651235187666" calcext:value-type="float">
            <text:p>165123518766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2-04-29 12:26:27.665920</text:p>
          </table:table-cell>
          <table:table-cell office:value-type="string" calcext:value-type="string">
            <text:p>django-applikasjon-58cc7cd4fb-v5d2w</text:p>
          </table:table-cell>
          <table:table-cell/>
        </table:table-row>
        <table:table-row table:style-name="ro3">
          <table:table-cell office:value-type="float" office:value="30536" calcext:value-type="float">
            <text:p>30536</text:p>
          </table:table-cell>
          <table:table-cell office:value-type="float" office:value="1651235187672" calcext:value-type="float">
            <text:p>165123518767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2-04-29 12:26:27.671796</text:p>
          </table:table-cell>
          <table:table-cell office:value-type="string" calcext:value-type="string">
            <text:p>django-applikasjon-58cc7cd4fb-v5d2w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office:value-type="float" office:value="36424" calcext:value-type="float">
            <text:p>36424</text:p>
          </table:table-cell>
          <table:table-cell office:value-type="float" office:value="1651235216206" calcext:value-type="float">
            <text:p>16512352162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22-04-29 12:26:56.206293</text:p>
          </table:table-cell>
          <table:table-cell office:value-type="string" calcext:value-type="string">
            <text:p>django-applikasjon-58cc7cd4fb-v5d2w</text:p>
          </table:table-cell>
          <table:table-cell/>
        </table:table-row>
        <table:table-row table:style-name="ro3">
          <table:table-cell office:value-type="float" office:value="36425" calcext:value-type="float">
            <text:p>36425</text:p>
          </table:table-cell>
          <table:table-cell office:value-type="float" office:value="1651235216219" calcext:value-type="float">
            <text:p>165123521621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22-04-29 12:26:56.218865</text:p>
          </table:table-cell>
          <table:table-cell office:value-type="string" calcext:value-type="string">
            <text:p>django-applikasjon-58cc7cd4fb-v5d2w</text:p>
          </table:table-cell>
          <table:table-cell/>
        </table:table-row>
        <table:table-row table:style-name="ro3">
          <table:table-cell office:value-type="float" office:value="36426" calcext:value-type="float">
            <text:p>36426</text:p>
          </table:table-cell>
          <table:table-cell office:value-type="float" office:value="1651235216227" calcext:value-type="float">
            <text:p>165123521622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2-04-29 12:26:56.227173</text:p>
          </table:table-cell>
          <table:table-cell office:value-type="string" calcext:value-type="string">
            <text:p>django-applikasjon-58cc7cd4fb-v5d2w</text:p>
          </table:table-cell>
          <table:table-cell/>
        </table:table-row>
        <table:table-row table:style-name="ro3">
          <table:table-cell office:value-type="float" office:value="36427" calcext:value-type="float">
            <text:p>36427</text:p>
          </table:table-cell>
          <table:table-cell office:value-type="float" office:value="1651235218278" calcext:value-type="float">
            <text:p>165123521827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2022-04-29 12:26:58.278435</text:p>
          </table:table-cell>
          <table:table-cell office:value-type="string" calcext:value-type="string">
            <text:p>django-applikasjon-58cc7cd4fb-dw2ml</text:p>
          </table:table-cell>
          <table:table-cell/>
        </table:table-row>
        <table:table-row table:style-name="ro3">
          <table:table-cell office:value-type="float" office:value="36428" calcext:value-type="float">
            <text:p>36428</text:p>
          </table:table-cell>
          <table:table-cell office:value-type="float" office:value="1651235218292" calcext:value-type="float">
            <text:p>165123521829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22-04-29 12:26:58.291864</text:p>
          </table:table-cell>
          <table:table-cell office:value-type="string" calcext:value-type="string">
            <text:p>django-applikasjon-58cc7cd4fb-dw2ml</text:p>
          </table:table-cell>
          <table:table-cell/>
        </table:table-row>
        <table:table-row table:style-name="ro3">
          <table:table-cell office:value-type="float" office:value="36429" calcext:value-type="float">
            <text:p>36429</text:p>
          </table:table-cell>
          <table:table-cell office:value-type="float" office:value="1651235218297" calcext:value-type="float">
            <text:p>165123521829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26:58.296741</text:p>
          </table:table-cell>
          <table:table-cell office:value-type="string" calcext:value-type="string">
            <text:p>django-applikasjon-58cc7cd4fb-dw2ml</text:p>
          </table:table-cell>
          <table:table-cell/>
        </table:table-row>
        <table:table-row table:style-name="ro3">
          <table:table-cell office:value-type="float" office:value="36430" calcext:value-type="float">
            <text:p>36430</text:p>
          </table:table-cell>
          <table:table-cell office:value-type="float" office:value="1651235218301" calcext:value-type="float">
            <text:p>165123521830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2-04-29 12:26:58.301485</text:p>
          </table:table-cell>
          <table:table-cell office:value-type="string" calcext:value-type="string">
            <text:p>django-applikasjon-58cc7cd4fb-dw2ml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office:value-type="float" office:value="42227" calcext:value-type="float">
            <text:p>42227</text:p>
          </table:table-cell>
          <table:table-cell office:value-type="float" office:value="1651235246359" calcext:value-type="float">
            <text:p>165123524635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22-04-29 12:27:26.359092</text:p>
          </table:table-cell>
          <table:table-cell office:value-type="string" calcext:value-type="string">
            <text:p>django-applikasjon-58cc7cd4fb-dw2ml</text:p>
          </table:table-cell>
          <table:table-cell/>
        </table:table-row>
        <table:table-row table:style-name="ro3">
          <table:table-cell office:value-type="float" office:value="42228" calcext:value-type="float">
            <text:p>42228</text:p>
          </table:table-cell>
          <table:table-cell office:value-type="float" office:value="1651235246394" calcext:value-type="float">
            <text:p>165123524639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22-04-29 12:27:26.393732</text:p>
          </table:table-cell>
          <table:table-cell office:value-type="string" calcext:value-type="string">
            <text:p>django-applikasjon-58cc7cd4fb-dw2ml</text:p>
          </table:table-cell>
          <table:table-cell/>
        </table:table-row>
        <table:table-row table:style-name="ro3">
          <table:table-cell office:value-type="float" office:value="42229" calcext:value-type="float">
            <text:p>42229</text:p>
          </table:table-cell>
          <table:table-cell office:value-type="float" office:value="1651235246404" calcext:value-type="float">
            <text:p>165123524640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04-29 12:27:26.403497</text:p>
          </table:table-cell>
          <table:table-cell office:value-type="string" calcext:value-type="string">
            <text:p>django-applikasjon-58cc7cd4fb-dw2ml</text:p>
          </table:table-cell>
          <table:table-cell/>
        </table:table-row>
        <table:table-row table:style-name="ro3">
          <table:table-cell office:value-type="float" office:value="42230" calcext:value-type="float">
            <text:p>42230</text:p>
          </table:table-cell>
          <table:table-cell office:value-type="float" office:value="1651235248451" calcext:value-type="float">
            <text:p>165123524845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2022-04-29 12:27:28.451463</text:p>
          </table:table-cell>
          <table:table-cell office:value-type="string" calcext:value-type="string">
            <text:p>django-applikasjon-58cc7cd4fb-h27fg</text:p>
          </table:table-cell>
          <table:table-cell/>
        </table:table-row>
        <table:table-row table:style-name="ro3">
          <table:table-cell office:value-type="float" office:value="42231" calcext:value-type="float">
            <text:p>42231</text:p>
          </table:table-cell>
          <table:table-cell office:value-type="float" office:value="1651235248473" calcext:value-type="float">
            <text:p>165123524847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2-04-29 12:27:28.472715</text:p>
          </table:table-cell>
          <table:table-cell office:value-type="string" calcext:value-type="string">
            <text:p>django-applikasjon-58cc7cd4fb-h27fg</text:p>
          </table:table-cell>
          <table:table-cell/>
        </table:table-row>
        <table:table-row table:style-name="ro3">
          <table:table-cell office:value-type="float" office:value="42232" calcext:value-type="float">
            <text:p>42232</text:p>
          </table:table-cell>
          <table:table-cell office:value-type="float" office:value="1651235248485" calcext:value-type="float">
            <text:p>165123524848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2-04-29 12:27:28.485257</text:p>
          </table:table-cell>
          <table:table-cell office:value-type="string" calcext:value-type="string">
            <text:p>django-applikasjon-58cc7cd4fb-h27fg</text:p>
          </table:table-cell>
          <table:table-cell/>
        </table:table-row>
        <table:table-row table:style-name="ro3">
          <table:table-cell office:value-type="float" office:value="42233" calcext:value-type="float">
            <text:p>42233</text:p>
          </table:table-cell>
          <table:table-cell office:value-type="float" office:value="1651235248498" calcext:value-type="float">
            <text:p>165123524849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22-04-29 12:27:28.497589</text:p>
          </table:table-cell>
          <table:table-cell office:value-type="string" calcext:value-type="string">
            <text:p>django-applikasjon-58cc7cd4fb-h27fg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office:value-type="float" office:value="48023" calcext:value-type="float">
            <text:p>48023</text:p>
          </table:table-cell>
          <table:table-cell office:value-type="float" office:value="1651235276524" calcext:value-type="float">
            <text:p>165123527652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2-04-29 12:27:56.524079</text:p>
          </table:table-cell>
          <table:table-cell office:value-type="string" calcext:value-type="string">
            <text:p>django-applikasjon-58cc7cd4fb-h27fg</text:p>
          </table:table-cell>
          <table:table-cell/>
        </table:table-row>
        <table:table-row table:style-name="ro3">
          <table:table-cell office:value-type="float" office:value="48024" calcext:value-type="float">
            <text:p>48024</text:p>
          </table:table-cell>
          <table:table-cell office:value-type="float" office:value="1651235276591" calcext:value-type="float">
            <text:p>165123527659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022-04-29 12:27:56.590749</text:p>
          </table:table-cell>
          <table:table-cell office:value-type="string" calcext:value-type="string">
            <text:p>django-applikasjon-58cc7cd4fb-h27fg</text:p>
          </table:table-cell>
          <table:table-cell/>
        </table:table-row>
        <table:table-row table:style-name="ro3">
          <table:table-cell office:value-type="float" office:value="48025" calcext:value-type="float">
            <text:p>48025</text:p>
          </table:table-cell>
          <table:table-cell office:value-type="float" office:value="1651235276610" calcext:value-type="float">
            <text:p>165123527661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22-04-29 12:27:56.609929</text:p>
          </table:table-cell>
          <table:table-cell office:value-type="string" calcext:value-type="string">
            <text:p>django-applikasjon-58cc7cd4fb-h27fg</text:p>
          </table:table-cell>
          <table:table-cell/>
        </table:table-row>
        <table:table-row table:style-name="ro3">
          <table:table-cell office:value-type="float" office:value="48026" calcext:value-type="float">
            <text:p>48026</text:p>
          </table:table-cell>
          <table:table-cell office:value-type="float" office:value="1651235278651" calcext:value-type="float">
            <text:p>165123527865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2022-04-29 12:27:58.651405</text:p>
          </table:table-cell>
          <table:table-cell office:value-type="string" calcext:value-type="string">
            <text:p>django-applikasjon-58cc7cd4fb-6htn6</text:p>
          </table:table-cell>
          <table:table-cell/>
        </table:table-row>
        <table:table-row table:style-name="ro3">
          <table:table-cell office:value-type="float" office:value="48027" calcext:value-type="float">
            <text:p>48027</text:p>
          </table:table-cell>
          <table:table-cell office:value-type="float" office:value="1651235278657" calcext:value-type="float">
            <text:p>165123527865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2-04-29 12:27:58.656875</text:p>
          </table:table-cell>
          <table:table-cell office:value-type="string" calcext:value-type="string">
            <text:p>django-applikasjon-58cc7cd4fb-6htn6</text:p>
          </table:table-cell>
          <table:table-cell/>
        </table:table-row>
        <table:table-row table:style-name="ro3">
          <table:table-cell office:value-type="float" office:value="48028" calcext:value-type="float">
            <text:p>48028</text:p>
          </table:table-cell>
          <table:table-cell office:value-type="float" office:value="1651235278662" calcext:value-type="float">
            <text:p>165123527866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27:58.661896</text:p>
          </table:table-cell>
          <table:table-cell office:value-type="string" calcext:value-type="string">
            <text:p>django-applikasjon-58cc7cd4fb-6htn6</text:p>
          </table:table-cell>
          <table:table-cell/>
        </table:table-row>
        <table:table-row table:style-name="ro3">
          <table:table-cell office:value-type="float" office:value="48029" calcext:value-type="float">
            <text:p>48029</text:p>
          </table:table-cell>
          <table:table-cell office:value-type="float" office:value="1651235278667" calcext:value-type="float">
            <text:p>165123527866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27:58.666655</text:p>
          </table:table-cell>
          <table:table-cell office:value-type="string" calcext:value-type="string">
            <text:p>django-applikasjon-58cc7cd4fb-6htn6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office:value-type="float" office:value="53681" calcext:value-type="float">
            <text:p>53681</text:p>
          </table:table-cell>
          <table:table-cell office:value-type="float" office:value="1651235306686" calcext:value-type="float">
            <text:p>165123530668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22-04-29 12:28:26.685802</text:p>
          </table:table-cell>
          <table:table-cell office:value-type="string" calcext:value-type="string">
            <text:p>django-applikasjon-58cc7cd4fb-6htn6</text:p>
          </table:table-cell>
          <table:table-cell/>
        </table:table-row>
        <table:table-row table:style-name="ro3">
          <table:table-cell office:value-type="float" office:value="53682" calcext:value-type="float">
            <text:p>53682</text:p>
          </table:table-cell>
          <table:table-cell office:value-type="float" office:value="1651235306697" calcext:value-type="float">
            <text:p>165123530669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22-04-29 12:28:26.697480</text:p>
          </table:table-cell>
          <table:table-cell office:value-type="string" calcext:value-type="string">
            <text:p>django-applikasjon-58cc7cd4fb-6htn6</text:p>
          </table:table-cell>
          <table:table-cell/>
        </table:table-row>
        <table:table-row table:style-name="ro3">
          <table:table-cell office:value-type="float" office:value="53683" calcext:value-type="float">
            <text:p>53683</text:p>
          </table:table-cell>
          <table:table-cell office:value-type="float" office:value="1651235306705" calcext:value-type="float">
            <text:p>165123530670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2-04-29 12:28:26.705046</text:p>
          </table:table-cell>
          <table:table-cell office:value-type="string" calcext:value-type="string">
            <text:p>django-applikasjon-58cc7cd4fb-6htn6</text:p>
          </table:table-cell>
          <table:table-cell/>
        </table:table-row>
        <table:table-row table:style-name="ro3">
          <table:table-cell office:value-type="float" office:value="53684" calcext:value-type="float">
            <text:p>53684</text:p>
          </table:table-cell>
          <table:table-cell office:value-type="float" office:value="1651235308772" calcext:value-type="float">
            <text:p>165123530877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2022-04-29 12:28:28.772261</text:p>
          </table:table-cell>
          <table:table-cell office:value-type="string" calcext:value-type="string">
            <text:p>django-applikasjon-58cc7cd4fb-5cczj</text:p>
          </table:table-cell>
          <table:table-cell/>
        </table:table-row>
        <table:table-row table:style-name="ro3">
          <table:table-cell office:value-type="float" office:value="53685" calcext:value-type="float">
            <text:p>53685</text:p>
          </table:table-cell>
          <table:table-cell office:value-type="float" office:value="1651235308788" calcext:value-type="float">
            <text:p>165123530878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22-04-29 12:28:28.787890</text:p>
          </table:table-cell>
          <table:table-cell office:value-type="string" calcext:value-type="string">
            <text:p>django-applikasjon-58cc7cd4fb-5cczj</text:p>
          </table:table-cell>
          <table:table-cell/>
        </table:table-row>
        <table:table-row table:style-name="ro3">
          <table:table-cell office:value-type="float" office:value="53686" calcext:value-type="float">
            <text:p>53686</text:p>
          </table:table-cell>
          <table:table-cell office:value-type="float" office:value="1651235308799" calcext:value-type="float">
            <text:p>165123530879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22-04-29 12:28:28.798781</text:p>
          </table:table-cell>
          <table:table-cell office:value-type="string" calcext:value-type="string">
            <text:p>django-applikasjon-58cc7cd4fb-5cczj</text:p>
          </table:table-cell>
          <table:table-cell/>
        </table:table-row>
        <table:table-row table:style-name="ro3">
          <table:table-cell office:value-type="float" office:value="53687" calcext:value-type="float">
            <text:p>53687</text:p>
          </table:table-cell>
          <table:table-cell office:value-type="float" office:value="1651235308811" calcext:value-type="float">
            <text:p>165123530881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2-04-29 12:28:28.810541</text:p>
          </table:table-cell>
          <table:table-cell office:value-type="string" calcext:value-type="string">
            <text:p>django-applikasjon-58cc7cd4fb-5cczj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office:value-type="float" office:value="59458" calcext:value-type="float">
            <text:p>59458</text:p>
          </table:table-cell>
          <table:table-cell office:value-type="float" office:value="1651235336820" calcext:value-type="float">
            <text:p>165123533682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22-04-29 12:28:56.820178</text:p>
          </table:table-cell>
          <table:table-cell office:value-type="string" calcext:value-type="string">
            <text:p>django-applikasjon-58cc7cd4fb-5cczj</text:p>
          </table:table-cell>
          <table:table-cell/>
        </table:table-row>
        <table:table-row table:style-name="ro3">
          <table:table-cell office:value-type="float" office:value="59459" calcext:value-type="float">
            <text:p>59459</text:p>
          </table:table-cell>
          <table:table-cell office:value-type="float" office:value="1651235336884" calcext:value-type="float">
            <text:p>165123533688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22-04-29 12:28:56.884211</text:p>
          </table:table-cell>
          <table:table-cell office:value-type="string" calcext:value-type="string">
            <text:p>django-applikasjon-58cc7cd4fb-5cczj</text:p>
          </table:table-cell>
          <table:table-cell/>
        </table:table-row>
        <table:table-row table:style-name="ro3">
          <table:table-cell office:value-type="float" office:value="59460" calcext:value-type="float">
            <text:p>59460</text:p>
          </table:table-cell>
          <table:table-cell office:value-type="float" office:value="1651235336905" calcext:value-type="float">
            <text:p>165123533690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22-04-29 12:28:56.904724</text:p>
          </table:table-cell>
          <table:table-cell office:value-type="string" calcext:value-type="string">
            <text:p>django-applikasjon-58cc7cd4fb-5cczj</text:p>
          </table:table-cell>
          <table:table-cell/>
        </table:table-row>
        <table:table-row table:style-name="ro3">
          <table:table-cell office:value-type="float" office:value="59461" calcext:value-type="float">
            <text:p>59461</text:p>
          </table:table-cell>
          <table:table-cell office:value-type="float" office:value="1651235338972" calcext:value-type="float">
            <text:p>165123533897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2022-04-29 12:28:58.972099</text:p>
          </table:table-cell>
          <table:table-cell office:value-type="string" calcext:value-type="string">
            <text:p>django-applikasjon-58cc7cd4fb-782ts</text:p>
          </table:table-cell>
          <table:table-cell/>
        </table:table-row>
        <table:table-row table:style-name="ro3">
          <table:table-cell office:value-type="float" office:value="59462" calcext:value-type="float">
            <text:p>59462</text:p>
          </table:table-cell>
          <table:table-cell office:value-type="float" office:value="1651235338978" calcext:value-type="float">
            <text:p>165123533897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2-04-29 12:28:58.977606</text:p>
          </table:table-cell>
          <table:table-cell office:value-type="string" calcext:value-type="string">
            <text:p>django-applikasjon-58cc7cd4fb-782ts</text:p>
          </table:table-cell>
          <table:table-cell/>
        </table:table-row>
        <table:table-row table:style-name="ro3">
          <table:table-cell office:value-type="float" office:value="59463" calcext:value-type="float">
            <text:p>59463</text:p>
          </table:table-cell>
          <table:table-cell office:value-type="float" office:value="1651235338983" calcext:value-type="float">
            <text:p>165123533898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28:58.983117</text:p>
          </table:table-cell>
          <table:table-cell office:value-type="string" calcext:value-type="string">
            <text:p>django-applikasjon-58cc7cd4fb-782ts</text:p>
          </table:table-cell>
          <table:table-cell/>
        </table:table-row>
        <table:table-row table:style-name="ro3">
          <table:table-cell office:value-type="float" office:value="59464" calcext:value-type="float">
            <text:p>59464</text:p>
          </table:table-cell>
          <table:table-cell office:value-type="float" office:value="1651235338988" calcext:value-type="float">
            <text:p>165123533898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28:58.988305</text:p>
          </table:table-cell>
          <table:table-cell office:value-type="string" calcext:value-type="string">
            <text:p>django-applikasjon-58cc7cd4fb-782ts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office:value-type="float" office:value="65253" calcext:value-type="float">
            <text:p>65253</text:p>
          </table:table-cell>
          <table:table-cell office:value-type="float" office:value="1651235366967" calcext:value-type="float">
            <text:p>165123536696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2-04-29 12:29:26.966680</text:p>
          </table:table-cell>
          <table:table-cell office:value-type="string" calcext:value-type="string">
            <text:p>django-applikasjon-58cc7cd4fb-782ts</text:p>
          </table:table-cell>
          <table:table-cell/>
        </table:table-row>
        <table:table-row table:style-name="ro3">
          <table:table-cell office:value-type="float" office:value="65254" calcext:value-type="float">
            <text:p>65254</text:p>
          </table:table-cell>
          <table:table-cell office:value-type="float" office:value="1651235366997" calcext:value-type="float">
            <text:p>165123536699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22-04-29 12:29:26.997059</text:p>
          </table:table-cell>
          <table:table-cell office:value-type="string" calcext:value-type="string">
            <text:p>django-applikasjon-58cc7cd4fb-782ts</text:p>
          </table:table-cell>
          <table:table-cell/>
        </table:table-row>
        <table:table-row table:style-name="ro3">
          <table:table-cell office:value-type="float" office:value="65255" calcext:value-type="float">
            <text:p>65255</text:p>
          </table:table-cell>
          <table:table-cell office:value-type="float" office:value="1651235367014" calcext:value-type="float">
            <text:p>165123536701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22-04-29 12:29:27.014258</text:p>
          </table:table-cell>
          <table:table-cell office:value-type="string" calcext:value-type="string">
            <text:p>django-applikasjon-58cc7cd4fb-782ts</text:p>
          </table:table-cell>
          <table:table-cell/>
        </table:table-row>
        <table:table-row table:style-name="ro3">
          <table:table-cell office:value-type="float" office:value="65256" calcext:value-type="float">
            <text:p>65256</text:p>
          </table:table-cell>
          <table:table-cell office:value-type="float" office:value="1651235369052" calcext:value-type="float">
            <text:p>165123536905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2022-04-29 12:29:29.051504</text:p>
          </table:table-cell>
          <table:table-cell office:value-type="string" calcext:value-type="string">
            <text:p>django-applikasjon-58cc7cd4fb-grlwh</text:p>
          </table:table-cell>
          <table:table-cell/>
        </table:table-row>
        <table:table-row table:style-name="ro3">
          <table:table-cell office:value-type="float" office:value="65257" calcext:value-type="float">
            <text:p>65257</text:p>
          </table:table-cell>
          <table:table-cell office:value-type="float" office:value="1651235369068" calcext:value-type="float">
            <text:p>165123536906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22-04-29 12:29:29.067995</text:p>
          </table:table-cell>
          <table:table-cell office:value-type="string" calcext:value-type="string">
            <text:p>django-applikasjon-58cc7cd4fb-grlwh</text:p>
          </table:table-cell>
          <table:table-cell/>
        </table:table-row>
        <table:table-row table:style-name="ro3">
          <table:table-cell office:value-type="float" office:value="65258" calcext:value-type="float">
            <text:p>65258</text:p>
          </table:table-cell>
          <table:table-cell office:value-type="float" office:value="1651235369073" calcext:value-type="float">
            <text:p>165123536907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29:29.073203</text:p>
          </table:table-cell>
          <table:table-cell office:value-type="string" calcext:value-type="string">
            <text:p>django-applikasjon-58cc7cd4fb-grlwh</text:p>
          </table:table-cell>
          <table:table-cell/>
        </table:table-row>
        <table:table-row table:style-name="ro3">
          <table:table-cell office:value-type="float" office:value="65259" calcext:value-type="float">
            <text:p>65259</text:p>
          </table:table-cell>
          <table:table-cell office:value-type="float" office:value="1651235369078" calcext:value-type="float">
            <text:p>165123536907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29:29.078102</text:p>
          </table:table-cell>
          <table:table-cell office:value-type="string" calcext:value-type="string">
            <text:p>django-applikasjon-58cc7cd4fb-grlwh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office:value-type="float" office:value="71060" calcext:value-type="float">
            <text:p>71060</text:p>
          </table:table-cell>
          <table:table-cell office:value-type="float" office:value="1651235397152" calcext:value-type="float">
            <text:p>165123539715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04-29 12:29:57.152280</text:p>
          </table:table-cell>
          <table:table-cell office:value-type="string" calcext:value-type="string">
            <text:p>django-applikasjon-58cc7cd4fb-grlwh</text:p>
          </table:table-cell>
          <table:table-cell/>
        </table:table-row>
        <table:table-row table:style-name="ro3">
          <table:table-cell office:value-type="float" office:value="71061" calcext:value-type="float">
            <text:p>71061</text:p>
          </table:table-cell>
          <table:table-cell office:value-type="float" office:value="1651235397186" calcext:value-type="float">
            <text:p>165123539718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22-04-29 12:29:57.186253</text:p>
          </table:table-cell>
          <table:table-cell office:value-type="string" calcext:value-type="string">
            <text:p>django-applikasjon-58cc7cd4fb-grlwh</text:p>
          </table:table-cell>
          <table:table-cell/>
        </table:table-row>
        <table:table-row table:style-name="ro3">
          <table:table-cell office:value-type="float" office:value="71062" calcext:value-type="float">
            <text:p>71062</text:p>
          </table:table-cell>
          <table:table-cell office:value-type="float" office:value="1651235397202" calcext:value-type="float">
            <text:p>165123539720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22-04-29 12:29:57.202484</text:p>
          </table:table-cell>
          <table:table-cell office:value-type="string" calcext:value-type="string">
            <text:p>django-applikasjon-58cc7cd4fb-grlwh</text:p>
          </table:table-cell>
          <table:table-cell/>
        </table:table-row>
        <table:table-row table:style-name="ro3">
          <table:table-cell office:value-type="float" office:value="71063" calcext:value-type="float">
            <text:p>71063</text:p>
          </table:table-cell>
          <table:table-cell office:value-type="float" office:value="1651235399264" calcext:value-type="float">
            <text:p>165123539926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62" calcext:value-type="float">
            <text:p>2062</text:p>
          </table:table-cell>
          <table:table-cell office:value-type="string" calcext:value-type="string">
            <text:p>2022-04-29 12:29:59.263994</text:p>
          </table:table-cell>
          <table:table-cell office:value-type="string" calcext:value-type="string">
            <text:p>django-applikasjon-58cc7cd4fb-rmfx2</text:p>
          </table:table-cell>
          <table:table-cell/>
        </table:table-row>
        <table:table-row table:style-name="ro3">
          <table:table-cell office:value-type="float" office:value="71064" calcext:value-type="float">
            <text:p>71064</text:p>
          </table:table-cell>
          <table:table-cell office:value-type="float" office:value="1651235399269" calcext:value-type="float">
            <text:p>165123539926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29:59.269431</text:p>
          </table:table-cell>
          <table:table-cell office:value-type="string" calcext:value-type="string">
            <text:p>django-applikasjon-58cc7cd4fb-rmfx2</text:p>
          </table:table-cell>
          <table:table-cell/>
        </table:table-row>
        <table:table-row table:style-name="ro3">
          <table:table-cell office:value-type="float" office:value="71065" calcext:value-type="float">
            <text:p>71065</text:p>
          </table:table-cell>
          <table:table-cell office:value-type="float" office:value="1651235399274" calcext:value-type="float">
            <text:p>165123539927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29:59.274364</text:p>
          </table:table-cell>
          <table:table-cell office:value-type="string" calcext:value-type="string">
            <text:p>django-applikasjon-58cc7cd4fb-rmfx2</text:p>
          </table:table-cell>
          <table:table-cell/>
        </table:table-row>
        <table:table-row table:style-name="ro3">
          <table:table-cell office:value-type="float" office:value="71066" calcext:value-type="float">
            <text:p>71066</text:p>
          </table:table-cell>
          <table:table-cell office:value-type="float" office:value="1651235399279" calcext:value-type="float">
            <text:p>165123539927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29:59.279101</text:p>
          </table:table-cell>
          <table:table-cell office:value-type="string" calcext:value-type="string">
            <text:p>django-applikasjon-58cc7cd4fb-rmfx2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office:value-type="float" office:value="76853" calcext:value-type="float">
            <text:p>76853</text:p>
          </table:table-cell>
          <table:table-cell office:value-type="float" office:value="1651235427329" calcext:value-type="float">
            <text:p>165123542732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04-29 12:30:27.329235</text:p>
          </table:table-cell>
          <table:table-cell office:value-type="string" calcext:value-type="string">
            <text:p>django-applikasjon-58cc7cd4fb-rmfx2</text:p>
          </table:table-cell>
          <table:table-cell/>
        </table:table-row>
        <table:table-row table:style-name="ro3">
          <table:table-cell office:value-type="float" office:value="76854" calcext:value-type="float">
            <text:p>76854</text:p>
          </table:table-cell>
          <table:table-cell office:value-type="float" office:value="1651235427398" calcext:value-type="float">
            <text:p>165123542739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22-04-29 12:30:27.398474</text:p>
          </table:table-cell>
          <table:table-cell office:value-type="string" calcext:value-type="string">
            <text:p>django-applikasjon-58cc7cd4fb-rmfx2</text:p>
          </table:table-cell>
          <table:table-cell/>
        </table:table-row>
        <table:table-row table:style-name="ro3">
          <table:table-cell office:value-type="float" office:value="76855" calcext:value-type="float">
            <text:p>76855</text:p>
          </table:table-cell>
          <table:table-cell office:value-type="float" office:value="1651235427485" calcext:value-type="float">
            <text:p>165123542748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022-04-29 12:30:27.484789</text:p>
          </table:table-cell>
          <table:table-cell office:value-type="string" calcext:value-type="string">
            <text:p>django-applikasjon-58cc7cd4fb-rmfx2</text:p>
          </table:table-cell>
          <table:table-cell/>
        </table:table-row>
        <table:table-row table:style-name="ro3">
          <table:table-cell office:value-type="float" office:value="76856" calcext:value-type="float">
            <text:p>76856</text:p>
          </table:table-cell>
          <table:table-cell office:value-type="float" office:value="1651235429535" calcext:value-type="float">
            <text:p>165123542953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2022-04-29 12:30:29.534694</text:p>
          </table:table-cell>
          <table:table-cell office:value-type="string" calcext:value-type="string">
            <text:p>django-applikasjon-58cc7cd4fb-fgwdw</text:p>
          </table:table-cell>
          <table:table-cell/>
        </table:table-row>
        <table:table-row table:style-name="ro3">
          <table:table-cell office:value-type="float" office:value="76857" calcext:value-type="float">
            <text:p>76857</text:p>
          </table:table-cell>
          <table:table-cell office:value-type="float" office:value="1651235429540" calcext:value-type="float">
            <text:p>165123542954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30:29.540266</text:p>
          </table:table-cell>
          <table:table-cell office:value-type="string" calcext:value-type="string">
            <text:p>django-applikasjon-58cc7cd4fb-fgwdw</text:p>
          </table:table-cell>
          <table:table-cell/>
        </table:table-row>
        <table:table-row table:style-name="ro3">
          <table:table-cell office:value-type="float" office:value="76858" calcext:value-type="float">
            <text:p>76858</text:p>
          </table:table-cell>
          <table:table-cell office:value-type="float" office:value="1651235429545" calcext:value-type="float">
            <text:p>165123542954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30:29.545284</text:p>
          </table:table-cell>
          <table:table-cell office:value-type="string" calcext:value-type="string">
            <text:p>django-applikasjon-58cc7cd4fb-fgwdw</text:p>
          </table:table-cell>
          <table:table-cell/>
        </table:table-row>
        <table:table-row table:style-name="ro3">
          <table:table-cell office:value-type="float" office:value="76859" calcext:value-type="float">
            <text:p>76859</text:p>
          </table:table-cell>
          <table:table-cell office:value-type="float" office:value="1651235429550" calcext:value-type="float">
            <text:p>165123542955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30:29.550198</text:p>
          </table:table-cell>
          <table:table-cell office:value-type="string" calcext:value-type="string">
            <text:p>django-applikasjon-58cc7cd4fb-fgwdw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office:value-type="float" office:value="82627" calcext:value-type="float">
            <text:p>82627</text:p>
          </table:table-cell>
          <table:table-cell office:value-type="float" office:value="1651235457520" calcext:value-type="float">
            <text:p>165123545752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2-04-29 12:30:57.519646</text:p>
          </table:table-cell>
          <table:table-cell office:value-type="string" calcext:value-type="string">
            <text:p>django-applikasjon-58cc7cd4fb-fgwdw</text:p>
          </table:table-cell>
          <table:table-cell/>
        </table:table-row>
        <table:table-row table:style-name="ro3">
          <table:table-cell office:value-type="float" office:value="82628" calcext:value-type="float">
            <text:p>82628</text:p>
          </table:table-cell>
          <table:table-cell office:value-type="float" office:value="1651235457589" calcext:value-type="float">
            <text:p>165123545758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22-04-29 12:30:57.589108</text:p>
          </table:table-cell>
          <table:table-cell office:value-type="string" calcext:value-type="string">
            <text:p>django-applikasjon-58cc7cd4fb-fgwdw</text:p>
          </table:table-cell>
          <table:table-cell/>
        </table:table-row>
        <table:table-row table:style-name="ro3">
          <table:table-cell office:value-type="float" office:value="82629" calcext:value-type="float">
            <text:p>82629</text:p>
          </table:table-cell>
          <table:table-cell office:value-type="float" office:value="1651235457603" calcext:value-type="float">
            <text:p>165123545760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22-04-29 12:30:57.603145</text:p>
          </table:table-cell>
          <table:table-cell office:value-type="string" calcext:value-type="string">
            <text:p>django-applikasjon-58cc7cd4fb-fgwdw</text:p>
          </table:table-cell>
          <table:table-cell/>
        </table:table-row>
        <table:table-row table:style-name="ro3">
          <table:table-cell office:value-type="float" office:value="82630" calcext:value-type="float">
            <text:p>82630</text:p>
          </table:table-cell>
          <table:table-cell office:value-type="float" office:value="1651235459652" calcext:value-type="float">
            <text:p>165123545965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2022-04-29 12:30:59.652246</text:p>
          </table:table-cell>
          <table:table-cell office:value-type="string" calcext:value-type="string">
            <text:p>django-applikasjon-58cc7cd4fb-f98kp</text:p>
          </table:table-cell>
          <table:table-cell/>
        </table:table-row>
        <table:table-row table:style-name="ro3">
          <table:table-cell office:value-type="float" office:value="82631" calcext:value-type="float">
            <text:p>82631</text:p>
          </table:table-cell>
          <table:table-cell office:value-type="float" office:value="1651235459666" calcext:value-type="float">
            <text:p>165123545966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22-04-29 12:30:59.665944</text:p>
          </table:table-cell>
          <table:table-cell office:value-type="string" calcext:value-type="string">
            <text:p>django-applikasjon-58cc7cd4fb-f98kp</text:p>
          </table:table-cell>
          <table:table-cell/>
        </table:table-row>
        <table:table-row table:style-name="ro3">
          <table:table-cell office:value-type="float" office:value="82632" calcext:value-type="float">
            <text:p>82632</text:p>
          </table:table-cell>
          <table:table-cell office:value-type="float" office:value="1651235459677" calcext:value-type="float">
            <text:p>165123545967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22-04-29 12:30:59.676956</text:p>
          </table:table-cell>
          <table:table-cell office:value-type="string" calcext:value-type="string">
            <text:p>django-applikasjon-58cc7cd4fb-f98kp</text:p>
          </table:table-cell>
          <table:table-cell/>
        </table:table-row>
        <table:table-row table:style-name="ro3">
          <table:table-cell office:value-type="float" office:value="82633" calcext:value-type="float">
            <text:p>82633</text:p>
          </table:table-cell>
          <table:table-cell office:value-type="float" office:value="1651235459682" calcext:value-type="float">
            <text:p>165123545968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30:59.682142</text:p>
          </table:table-cell>
          <table:table-cell office:value-type="string" calcext:value-type="string">
            <text:p>django-applikasjon-58cc7cd4fb-f98kp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office:value-type="float" office:value="88410" calcext:value-type="float">
            <text:p>88410</text:p>
          </table:table-cell>
          <table:table-cell office:value-type="float" office:value="1651235487653" calcext:value-type="float">
            <text:p>165123548765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22-04-29 12:31:27.653278</text:p>
          </table:table-cell>
          <table:table-cell office:value-type="string" calcext:value-type="string">
            <text:p>django-applikasjon-58cc7cd4fb-f98kp</text:p>
          </table:table-cell>
          <table:table-cell/>
        </table:table-row>
        <table:table-row table:style-name="ro3">
          <table:table-cell office:value-type="float" office:value="88411" calcext:value-type="float">
            <text:p>88411</text:p>
          </table:table-cell>
          <table:table-cell office:value-type="float" office:value="1651235487694" calcext:value-type="float">
            <text:p>165123548769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22-04-29 12:31:27.693531</text:p>
          </table:table-cell>
          <table:table-cell office:value-type="string" calcext:value-type="string">
            <text:p>django-applikasjon-58cc7cd4fb-f98kp</text:p>
          </table:table-cell>
          <table:table-cell/>
        </table:table-row>
        <table:table-row table:style-name="ro3">
          <table:table-cell office:value-type="float" office:value="88412" calcext:value-type="float">
            <text:p>88412</text:p>
          </table:table-cell>
          <table:table-cell office:value-type="float" office:value="1651235487700" calcext:value-type="float">
            <text:p>16512354877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2-04-29 12:31:27.699988</text:p>
          </table:table-cell>
          <table:table-cell office:value-type="string" calcext:value-type="string">
            <text:p>django-applikasjon-58cc7cd4fb-f98kp</text:p>
          </table:table-cell>
          <table:table-cell/>
        </table:table-row>
        <table:table-row table:style-name="ro3">
          <table:table-cell office:value-type="float" office:value="88413" calcext:value-type="float">
            <text:p>88413</text:p>
          </table:table-cell>
          <table:table-cell office:value-type="float" office:value="1651235489762" calcext:value-type="float">
            <text:p>165123548976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62" calcext:value-type="float">
            <text:p>2062</text:p>
          </table:table-cell>
          <table:table-cell office:value-type="string" calcext:value-type="string">
            <text:p>2022-04-29 12:31:29.762173</text:p>
          </table:table-cell>
          <table:table-cell office:value-type="string" calcext:value-type="string">
            <text:p>django-applikasjon-58cc7cd4fb-qttrt</text:p>
          </table:table-cell>
          <table:table-cell/>
        </table:table-row>
        <table:table-row table:style-name="ro3">
          <table:table-cell office:value-type="float" office:value="88414" calcext:value-type="float">
            <text:p>88414</text:p>
          </table:table-cell>
          <table:table-cell office:value-type="float" office:value="1651235489774" calcext:value-type="float">
            <text:p>165123548977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2-04-29 12:31:29.774328</text:p>
          </table:table-cell>
          <table:table-cell office:value-type="string" calcext:value-type="string">
            <text:p>django-applikasjon-58cc7cd4fb-qttrt</text:p>
          </table:table-cell>
          <table:table-cell/>
        </table:table-row>
        <table:table-row table:style-name="ro3">
          <table:table-cell office:value-type="float" office:value="88415" calcext:value-type="float">
            <text:p>88415</text:p>
          </table:table-cell>
          <table:table-cell office:value-type="float" office:value="1651235489779" calcext:value-type="float">
            <text:p>165123548977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31:29.779394</text:p>
          </table:table-cell>
          <table:table-cell office:value-type="string" calcext:value-type="string">
            <text:p>django-applikasjon-58cc7cd4fb-qttrt</text:p>
          </table:table-cell>
          <table:table-cell/>
        </table:table-row>
        <table:table-row table:style-name="ro3">
          <table:table-cell office:value-type="float" office:value="88416" calcext:value-type="float">
            <text:p>88416</text:p>
          </table:table-cell>
          <table:table-cell office:value-type="float" office:value="1651235489784" calcext:value-type="float">
            <text:p>165123548978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31:29.784193</text:p>
          </table:table-cell>
          <table:table-cell office:value-type="string" calcext:value-type="string">
            <text:p>django-applikasjon-58cc7cd4fb-qttrt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office:value-type="float" office:value="94207" calcext:value-type="float">
            <text:p>94207</text:p>
          </table:table-cell>
          <table:table-cell office:value-type="float" office:value="1651235517895" calcext:value-type="float">
            <text:p>165123551789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22-04-29 12:31:57.894887</text:p>
          </table:table-cell>
          <table:table-cell office:value-type="string" calcext:value-type="string">
            <text:p>django-applikasjon-58cc7cd4fb-qttrt</text:p>
          </table:table-cell>
          <table:table-cell/>
        </table:table-row>
        <table:table-row table:style-name="ro3">
          <table:table-cell office:value-type="float" office:value="94208" calcext:value-type="float">
            <text:p>94208</text:p>
          </table:table-cell>
          <table:table-cell office:value-type="float" office:value="1651235517912" calcext:value-type="float">
            <text:p>165123551791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22-04-29 12:31:57.912172</text:p>
          </table:table-cell>
          <table:table-cell office:value-type="string" calcext:value-type="string">
            <text:p>django-applikasjon-58cc7cd4fb-qttrt</text:p>
          </table:table-cell>
          <table:table-cell/>
        </table:table-row>
        <table:table-row table:style-name="ro3">
          <table:table-cell office:value-type="float" office:value="94209" calcext:value-type="float">
            <text:p>94209</text:p>
          </table:table-cell>
          <table:table-cell office:value-type="float" office:value="1651235517926" calcext:value-type="float">
            <text:p>165123551792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22-04-29 12:31:57.925502</text:p>
          </table:table-cell>
          <table:table-cell office:value-type="string" calcext:value-type="string">
            <text:p>django-applikasjon-58cc7cd4fb-qttrt</text:p>
          </table:table-cell>
          <table:table-cell/>
        </table:table-row>
        <table:table-row table:style-name="ro3">
          <table:table-cell office:value-type="float" office:value="94210" calcext:value-type="float">
            <text:p>94210</text:p>
          </table:table-cell>
          <table:table-cell office:value-type="float" office:value="1651235520037" calcext:value-type="float">
            <text:p>165123552003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111" calcext:value-type="float">
            <text:p>2111</text:p>
          </table:table-cell>
          <table:table-cell office:value-type="string" calcext:value-type="string">
            <text:p>2022-04-29 12:32:00.037351</text:p>
          </table:table-cell>
          <table:table-cell office:value-type="string" calcext:value-type="string">
            <text:p>django-applikasjon-58cc7cd4fb-95mz8</text:p>
          </table:table-cell>
          <table:table-cell/>
        </table:table-row>
        <table:table-row table:style-name="ro3">
          <table:table-cell office:value-type="float" office:value="94211" calcext:value-type="float">
            <text:p>94211</text:p>
          </table:table-cell>
          <table:table-cell office:value-type="float" office:value="1651235520044" calcext:value-type="float">
            <text:p>165123552004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22-04-29 12:32:00.043988</text:p>
          </table:table-cell>
          <table:table-cell office:value-type="string" calcext:value-type="string">
            <text:p>django-applikasjon-58cc7cd4fb-95mz8</text:p>
          </table:table-cell>
          <table:table-cell/>
        </table:table-row>
        <table:table-row table:style-name="ro3">
          <table:table-cell office:value-type="float" office:value="94212" calcext:value-type="float">
            <text:p>94212</text:p>
          </table:table-cell>
          <table:table-cell office:value-type="float" office:value="1651235520049" calcext:value-type="float">
            <text:p>165123552004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32:00.049059</text:p>
          </table:table-cell>
          <table:table-cell office:value-type="string" calcext:value-type="string">
            <text:p>django-applikasjon-58cc7cd4fb-95mz8</text:p>
          </table:table-cell>
          <table:table-cell/>
        </table:table-row>
        <table:table-row table:style-name="ro3">
          <table:table-cell office:value-type="float" office:value="94213" calcext:value-type="float">
            <text:p>94213</text:p>
          </table:table-cell>
          <table:table-cell office:value-type="float" office:value="1651235520054" calcext:value-type="float">
            <text:p>165123552005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32:00.054068</text:p>
          </table:table-cell>
          <table:table-cell office:value-type="string" calcext:value-type="string">
            <text:p>django-applikasjon-58cc7cd4fb-95mz8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office:value-type="float" office:value="99994" calcext:value-type="float">
            <text:p>99994</text:p>
          </table:table-cell>
          <table:table-cell office:value-type="float" office:value="1651235548003" calcext:value-type="float">
            <text:p>165123554800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22-04-29 12:32:28.003333</text:p>
          </table:table-cell>
          <table:table-cell office:value-type="string" calcext:value-type="string">
            <text:p>django-applikasjon-58cc7cd4fb-95mz8</text:p>
          </table:table-cell>
          <table:table-cell/>
        </table:table-row>
        <table:table-row table:style-name="ro3">
          <table:table-cell office:value-type="float" office:value="99995" calcext:value-type="float">
            <text:p>99995</text:p>
          </table:table-cell>
          <table:table-cell office:value-type="float" office:value="1651235548013" calcext:value-type="float">
            <text:p>165123554801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04-29 12:32:28.013132</text:p>
          </table:table-cell>
          <table:table-cell office:value-type="string" calcext:value-type="string">
            <text:p>django-applikasjon-58cc7cd4fb-95mz8</text:p>
          </table:table-cell>
          <table:table-cell/>
        </table:table-row>
        <table:table-row table:style-name="ro3">
          <table:table-cell office:value-type="float" office:value="99996" calcext:value-type="float">
            <text:p>99996</text:p>
          </table:table-cell>
          <table:table-cell office:value-type="float" office:value="1651235548025" calcext:value-type="float">
            <text:p>165123554802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2-04-29 12:32:28.025410</text:p>
          </table:table-cell>
          <table:table-cell office:value-type="string" calcext:value-type="string">
            <text:p>django-applikasjon-58cc7cd4fb-95mz8</text:p>
          </table:table-cell>
          <table:table-cell/>
        </table:table-row>
        <table:table-row table:style-name="ro3">
          <table:table-cell office:value-type="float" office:value="99997" calcext:value-type="float">
            <text:p>99997</text:p>
          </table:table-cell>
          <table:table-cell office:value-type="float" office:value="1651235550148" calcext:value-type="float">
            <text:p>165123555014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123" calcext:value-type="float">
            <text:p>2123</text:p>
          </table:table-cell>
          <table:table-cell office:value-type="string" calcext:value-type="string">
            <text:p>2022-04-29 12:32:30.148205</text:p>
          </table:table-cell>
          <table:table-cell office:value-type="string" calcext:value-type="string">
            <text:p>django-applikasjon-58cc7cd4fb-dkpxr</text:p>
          </table:table-cell>
          <table:table-cell/>
        </table:table-row>
        <table:table-row table:style-name="ro3">
          <table:table-cell office:value-type="float" office:value="99998" calcext:value-type="float">
            <text:p>99998</text:p>
          </table:table-cell>
          <table:table-cell office:value-type="float" office:value="1651235550162" calcext:value-type="float">
            <text:p>165123555016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22-04-29 12:32:30.161700</text:p>
          </table:table-cell>
          <table:table-cell office:value-type="string" calcext:value-type="string">
            <text:p>django-applikasjon-58cc7cd4fb-dkpxr</text:p>
          </table:table-cell>
          <table:table-cell/>
        </table:table-row>
        <table:table-row table:style-name="ro3">
          <table:table-cell office:value-type="float" office:value="99999" calcext:value-type="float">
            <text:p>99999</text:p>
          </table:table-cell>
          <table:table-cell office:value-type="float" office:value="1651235550168" calcext:value-type="float">
            <text:p>165123555016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2-04-29 12:32:30.168157</text:p>
          </table:table-cell>
          <table:table-cell office:value-type="string" calcext:value-type="string">
            <text:p>django-applikasjon-58cc7cd4fb-dkpxr</text:p>
          </table:table-cell>
          <table:table-cell/>
        </table:table-row>
        <table:table-row table:style-name="ro3">
          <table:table-cell office:value-type="float" office:value="100000" calcext:value-type="float">
            <text:p>100000</text:p>
          </table:table-cell>
          <table:table-cell office:value-type="float" office:value="1651235550173" calcext:value-type="float">
            <text:p>165123555017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32:30.173055</text:p>
          </table:table-cell>
          <table:table-cell office:value-type="string" calcext:value-type="string">
            <text:p>django-applikasjon-58cc7cd4fb-dkpx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.00.0000</text:date>, <text:time>00:00:00</text:time></text:p>
        </style:region-right>
      </style:header>
      <style:header-left style:display="false"/>
      <style:footer>
        <text:p>Sid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1T22:57:29.849880130</meta:creation-date>
    <dc:date>2022-05-01T23:12:04.062988297</dc:date>
    <meta:editing-duration>PT14M34S</meta:editing-duration>
    <meta:editing-cycles>2</meta:editing-cycles>
    <meta:generator>LibreOffice/6.4.7.2$Linux_X86_64 LibreOffice_project/40$Build-2</meta:generator>
    <meta:document-statistic meta:table-count="1" meta:cell-count="594" meta:object-count="0"/>
  </office:meta>
</office:document-meta>
</file>